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b80f"/>
    </style:style>
    <style:style style:name="P2" style:family="paragraph" style:parent-style-name="Standard">
      <style:text-properties officeooo:paragraph-rsid="001449f1"/>
    </style:style>
    <style:style style:name="P3" style:family="paragraph" style:parent-style-name="Standard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P4" style:family="paragraph" style:parent-style-name="Standard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Heading_20_2">
      <style:text-properties officeooo:paragraph-rsid="001e29d5"/>
    </style:style>
    <style:style style:name="P7" style:family="paragraph" style:parent-style-name="Standard">
      <style:text-properties officeooo:paragraph-rsid="00225c7a"/>
    </style:style>
    <style:style style:name="T1" style:family="text">
      <style:text-properties officeooo:rsid="0012cc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aa29"/>
    </style:style>
    <style:style style:name="T4" style:family="text">
      <style:text-properties officeooo:rsid="001c6c12"/>
    </style:style>
    <style:style style:name="T5" style:family="text">
      <style:text-properties officeooo:rsid="001d40ed"/>
    </style:style>
    <style:style style:name="T6" style:family="text">
      <style:text-properties loext:padding="0.0193in" loext:border="0.06pt solid #e3e3e3"/>
    </style:style>
    <style:style style:name="T7" style:family="text">
      <style:text-properties officeooo:rsid="001e29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Technical Report</text:h>
      <text:h text:style-name="P6" text:outline-level="2">Approach</text:h>
      <text:p text:style-name="Standard">The application uses FastAPI to provide a RESTful API for uploading and querying PDFs. The PDFs are processed using <text:span text:style-name="Source_20_Text"><text:span text:style-name="T6">langchain</text:span></text:span> to create a vector database with FAISS, enabling efficient searches. The frontend is built wit<text:span text:style-name="T7">h a</text:span><text:span text:style-name="T4"> simple </text:span>Streamlit <text:span text:style-name="T4">app</text:span>, which interacts with the backend API to provide a user-friendly interface for uploading PDFs and asking questions.</text:p>
      <text:p text:style-name="Standard"/>
      <text:h text:style-name="Heading_20_2" text:outline-level="2">Challenge<text:span text:style-name="T3">s</text:span></text:h>
      <text:h text:style-name="Heading_20_3" text:outline-level="3">1. <text:span text:style-name="T2">PDF Processing and Text Splitting</text:span>:</text:h>
      <text:p text:style-name="P2"><text:s text:c="3"/>- <text:span text:style-name="T2">Challenge</text:span>: Extracting text from PDFs and splitting it into manageable chunks for indexing.</text:p>
      <text:p text:style-name="Standard"><text:s text:c="3"/>- <text:span text:style-name="T2">Solution</text:span>: Utilized `langchain_community.document_loaders.PyPDFLoader` for robust PDF loading and `RecursiveCharacterTextSplitter` for splitting text into chunks.</text:p>
      <text:p text:style-name="Standard"/>
      <text:h text:style-name="Heading_20_3" text:outline-level="3">2. <text:span text:style-name="T5">Vector </text:span>Database:</text:h>
      <text:p text:style-name="Standard"><text:s text:c="3"/>- <text:s/><text:span text:style-name="T2">Challenge :</text:span> Managing the FAISS database for vector storage, especially handling updates with new documents. <text:span text:style-name="T5">Other options for VDB could be using a cloud hosted or local Qdrant or any other VDB.</text:span></text:p>
      <text:p text:style-name="Standard"><text:s text:c="3"/>- <text:s/><text:span text:style-name="T2">Solution : </text:span>Implemented functionality to initialize and update the FAISS database, ensuring it can handle new documents without reinitializing.</text:p>
      <text:p text:style-name="Standard"/>
      <text:p text:style-name="P3">3. <text:s/>Question Relevance and Appropriateness Check :</text:p>
      <text:p text:style-name="Standard"><text:s text:c="3"/>- <text:s/><text:span text:style-name="T2">Challenge : </text:span>Ensuring that the questions asked are relevant to the PDF content and do not contain inappropriate content.</text:p>
      <text:p text:style-name="Standard"><text:s text:c="3"/>- <text:s/><text:span text:style-name="T2">Solution : </text:span>Created a guardrails prompt using `ChatPromptTemplate` to analyze and filter questions based on relevance and appropriateness.</text:p>
      <text:p text:style-name="Standard"/>
      <text:p text:style-name="P3">4. <text:s/>API and Frontend Integration :</text:p>
      <text:p text:style-name="Standard"><text:s text:c="3"/>- <text:s/><text:span text:style-name="T2">Challenge :</text:span> Seamlessly integrating the backend API with the frontend to provide a smooth user experience.</text:p>
      <text:p text:style-name="Standard"><text:s text:c="3"/>- <text:span text:style-name="T2"><text:s/>Solution : </text:span>Used `requests` library in Streamlit to interact with the FastAPI backend, providing clear feedback to users based on API responses.</text:p>
      <text:p text:style-name="Standard"/>
      <text:p text:style-name="P3"><text:s text:c="3"/>Solutions Implemented</text:p>
      <text:p text:style-name="Standard"/>
      <text:p text:style-name="Standard">- <text:s/><text:span text:style-name="T2">PDF Upload and Processing : </text:span>Handled using temporary files and robust PDF loaders.</text:p>
      <text:p text:style-name="Standard">- <text:s/><text:span text:style-name="T2">Database Management :</text:span> FAISS vector store for efficient document retrieval, with mechanisms for database creation and updates.</text:p>
      <text:p text:style-name="Standard">- <text:s/><text:span text:style-name="T2">Relevance and Appropriateness Checks : </text:span>Guardrails prompt for filtering out inappropriate or irrelevant questions.</text:p>
      <text:p text:style-name="Standard">- <text:s/><text:span text:style-name="T2">User Interaction : </text:span>Streamlit frontend for a simple and intuitive user experience.</text:p>
      <text:p text:style-name="Standard"/>
      <text:p text:style-name="P3"><text:s text:c="3"/>Future Improvements</text:p>
      <text:p text:style-name="Standard"/>
      <text:p text:style-name="Standard">- <text:s/><text:span text:style-name="T2">Enhanced Security : </text:span>Implement authentication and authorization mechanisms for the API.</text:p>
      <text:p text:style-name="Standard">- <text:s/><text:span text:style-name="T2">Scalability :</text:span> Optimize the system for handling larger PDFs and more concurrent users.</text:p>
      <text:p text:style-name="Standard"><text:soft-page-break/>- <text:s/><text:span text:style-name="T2">Advanced Querying : </text:span>Implement more advanced querying capabilities, such as keyword highlighting and context expansion.</text:p>
      <text:p text:style-name="Standard"/>
      <text:p text:style-name="Standard"/>
      <text:p text:style-name="Standard"/>
      <text:p text:style-name="P4"><text:s text:c="2"/>Conclusion</text:p>
      <text:p text:style-name="Standard"/>
      <text:p text:style-name="Standard">This solution provides a robust and user-friendly application for uploading PDFs, creating a searchable database, and querying the content. It follows best practices for API design, frontend development, and containerization, ensuring it is production-ready and easy to deploy.</text:p>
      <text:p text:style-name="Standard"/>
      <text:h text:style-name="Heading_20_2" text:outline-level="2"><text:s text:c="2"/>Authors</text:h>
      <text:p text:style-name="Standard"/>
      <text:p text:style-name="Standard">- <text:span text:style-name="T1">Jawad Haider</text:span></text:p>
      <text:p text:style-name="Standard"/>
      <text:h text:style-name="Heading_20_2" text:outline-level="2"><text:s text:c="2"/>License</text:h>
      <text:p text:style-name="Standard"/>
      <text:p text:style-name="Standard">This project is licensed under the MIT License - see the LICENSE file for details.</text:p>
      <text:p text:style-name="Standard"/>
      <text:p text:style-name="Standard"/>
      <text:p text:style-name="P3"><text:s text:c="3"/>Final Directory Structure</text:p>
      <text:p text:style-name="P1"/>
      <text:p text:style-name="P7">```</text:p>
      <text:p text:style-name="P7">.</text:p>
      <text:p text:style-name="Standard">├── app.py</text:p>
      <text:p text:style-name="Standard">├── Dockerfile</text:p>
      <text:p text:style-name="Standard">├── docker-compose.yml</text:p>
      <text:p text:style-name="Standard">├── frontend.py</text:p>
      <text:p text:style-name="Standard">├── README.md</text:p>
      <text:p text:style-name="Standard">└── requirements.txt</text:p>
      <text:p text:style-name="Standard">```</text:p>
      <text:p text:style-name="Standard"/>
      <text:p text:style-name="P3"><text:s text:c="3"/>Instructions to Run the Solution</text:p>
      <text:p text:style-name="Standard"/>
      <text:p text:style-name="P5">1. <text:s/>Clone the repository :</text:p>
      <text:p text:style-name="Standard"><text:s text:c="4"/>```sh</text:p>
      <text:p text:style-name="Standard"><text:s text:c="4"/>git clone &lt;repository_url&gt;</text:p>
      <text:p text:style-name="Standard"><text:s text:c="4"/>cd &lt;repository_directory&gt;</text:p>
      <text:p text:style-name="Standard"><text:s text:c="4"/>```</text:p>
      <text:p text:style-name="Standard"/>
      <text:p text:style-name="P5">2. <text:s/>Build and run the containers :</text:p>
      <text:p text:style-name="Standard"><text:s text:c="4"/>```sh</text:p>
      <text:p text:style-name="Standard"><text:s text:c="4"/>docker-compose up --build</text:p>
      <text:p text:style-name="Standard"><text:s text:c="4"/>```</text:p>
      <text:p text:style-name="Standard"/>
      <text:p text:style-name="P5">3. <text:s/>Access the applications :</text:p>
      <text:p text:style-name="Standard"><text:s text:c="3"/>- <text:s/>FastAPI (Backend) : `http://localhost:8000`</text:p>
      <text:p text:style-name="Standard"><text:s text:c="3"/>- <text:s/>Streamlit (Frontend) : `http://localhost:8501`</text:p>
      <text:p text:style-name="Standard"/>
      <text:p text:style-name="P3"><text:soft-page-break/><text:s text:c="3"/>Summary</text:p>
      <text:p text:style-name="Standard"/>
      <text:p text:style-name="Standard">This solution integrates a FastAPI backend with a Streamlit frontend for a seamless PDF question-answering application. The solution is containerized using Docker, ensuring it is production-ready and easy to deplo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6:20:03.843889046</meta:creation-date>
    <dc:date>2024-06-01T06:32:31.321860041</dc:date>
    <meta:editing-duration>PT10M1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02" meta:character-count="3529" meta:non-whitespace-character-count="2984"/>
  </office:meta>
</office:document-meta>
</file>